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
</text:p>
          </table:table-cell>
          <table:table-cell table:style-name="ce0"/>
          <table:table-cell table:style-name="ce0" office:value-type="string">
            <text:p>What?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HP Candy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HP Candy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Strength Choco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Strength Choco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efense Cookie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Defense Cookie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nesse Churo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Finesse Churo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gility Chips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Agility Chips】×1,
but your inventory is full!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21:15:11+01:00</meta:creation-date>
    <dc:date>2019-10-27T21:15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